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spositivi necessari:</text:p>
      <text:p text:style-name="Standard"/>
      <text:p text:style-name="Standard">1 Switch Layer 2 (es. Cisco 2960)</text:p>
      <text:p text:style-name="Standard"/>
      <text:p text:style-name="Standard">1 Router (es. Cisco 1941) per il routing inter-VLAN</text:p>
      <text:p text:style-name="Standard"/>
      <text:p text:style-name="Standard">4 PC (uno per ogni VLAN)</text:p>
      <text:p text:style-name="Standard"/>
      <text:p text:style-name="Standard"/>
      <text:p text:style-name="Standard">VLAN da creare:</text:p>
      <text:p text:style-name="Standard"/>
      <text:p text:style-name="Standard">VLAN 10: Rete 192.168.10.0/24</text:p>
      <text:p text:style-name="Standard"/>
      <text:p text:style-name="Standard">VLAN 20: Rete 192.168.20.0/24</text:p>
      <text:p text:style-name="Standard"/>
      <text:p text:style-name="Standard">VLAN 30: Rete 192.168.30.0/24</text:p>
      <text:p text:style-name="Standard"/>
      <text:p text:style-name="Standard">VLAN 40: Rete 192.168.40.0/24</text:p>
      <text:p text:style-name="Standard"/>
      <text:p text:style-name="Standard">Assegna gli indirizzi IP ai PC:</text:p>
      <text:p text:style-name="Standard"/>
      <text:p text:style-name="Standard">PC1 (VLAN 10): IP 192.168.10.2, Subnet Mask 255.255.255.0, Gateway 192.168.10.1</text:p>
      <text:p text:style-name="Standard"/>
      <text:p text:style-name="Standard">PC2 (VLAN 20): IP 192.168.20.2, Subnet Mask 255.255.255.0, Gateway 192.168.20.1</text:p>
      <text:p text:style-name="Standard"/>
      <text:p text:style-name="Standard">PC3 (VLAN 30): IP 192.168.30.2, Subnet Mask 255.255.255.0, Gateway 192.168.30.1</text:p>
      <text:p text:style-name="Standard"/>
      <text:p text:style-name="Standard">PC4 (VLAN 40): IP 192.168.40.2, Subnet Mask 255.255.255.0, Gateway 192.168.40.1</text:p>
      <text:p text:style-name="Standard"/>
      <text:p text:style-name="Standard">Configura le VLAN sullo switch:</text:p>
      <text:p text:style-name="Standard"/>
      <text:p text:style-name="Standard"/>
      <text:p text:style-name="Standard">Assegna le porte ai PC nelle rispettive VLAN</text:p>
      <text:p text:style-name="Standard">interface range fastEthernet 0/1 - 4</text:p>
      <text:p text:style-name="Standard">switchport mode access</text:p>
      <text:p text:style-name="Standard">switchport access vlan 10 <text:s/>! Assegna la porta 1 alla VLAN 10</text:p>
      <text:p text:style-name="Standard"/>
      <text:p text:style-name="Standard">interface fastEthernet 0/2</text:p>
      <text:p text:style-name="Standard">switchport mode access</text:p>
      <text:p text:style-name="Standard">switchport access vlan 20 <text:s/>! Assegna la porta 2 alla VLAN</text:p>
      <text:p text:style-name="Standard"/>
      <text:p text:style-name="Standard">20interface fastEthernet 0/3</text:p>
      <text:p text:style-name="Standard">switchport mode access</text:p>
      <text:p text:style-name="Standard">switchport access vlan 30 <text:s/>! Assegna la porta 3 alla VLAN 30</text:p>
      <text:p text:style-name="Standard"/>
      <text:p text:style-name="Standard"/>
      <text:p text:style-name="Standard">interface fastEthernet 0/4</text:p>
      <text:p text:style-name="Standard">switchport mode access</text:p>
      <text:p text:style-name="Standard">switchport access vlan 40 <text:s/>! Assegna la porta 4 alla VLAN 40</text:p>
      <text:p text:style-name="Standard"/>
      <text:p text:style-name="Standard">3 Configura le interfacce del router:</text:p>
      <text:p text:style-name="Standard"/>
      <text:p text:style-name="Standard"><text:soft-page-break/>Crea le sotto-interfacce per ogni VLAN</text:p>
      <text:p text:style-name="Standard">interface gigabitEthernet 0/0.10</text:p>
      <text:p text:style-name="Standard">encapsulation dot1Q 10</text:p>
      <text:p text:style-name="Standard">ip address 192.168.10.1 255.255.255.0</text:p>
      <text:p text:style-name="Standard"/>
      <text:p text:style-name="Standard"/>
      <text:p text:style-name="Standard">interface gigabitEthernet 0/0.20</text:p>
      <text:p text:style-name="Standard">encapsulation dot1Q 20</text:p>
      <text:p text:style-name="Standard">ip address 192.168.20.1 255.255.255.0</text:p>
      <text:p text:style-name="Standard"/>
      <text:p text:style-name="Standard"/>
      <text:p text:style-name="Standard">interface gigabitEthernet 0/0.30</text:p>
      <text:p text:style-name="Standard">encapsulation dot1Q 30</text:p>
      <text:p text:style-name="Standard">ip address 192.168.30.1 255.255.255.0</text:p>
      <text:p text:style-name="Standard"/>
      <text:p text:style-name="Standard"/>
      <text:p text:style-name="Standard">interface gigabitEthernet 0/0.40</text:p>
      <text:p text:style-name="Standard">encapsulation dot1Q 40</text:p>
      <text:p text:style-name="Standard">ip address 192.168.40.1 255.255.255.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2:33:49.671193210</meta:creation-date>
    <dc:date>2025-01-31T12:34:43.121313251</dc:date>
    <meta:editing-duration>PT54S</meta:editing-duration>
    <meta:editing-cycles>1</meta:editing-cycles>
    <meta:document-statistic meta:table-count="0" meta:image-count="0" meta:object-count="0" meta:page-count="2" meta:paragraph-count="42" meta:word-count="228" meta:character-count="1563" meta:non-whitespace-character-count="1373"/>
    <meta:generator>LibreOffice/24.2.7.2$Linux_X86_64 LibreOffice_project/420$Build-2</meta:generator>
  </office:meta>
</office:document-meta>
</file>